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41D000001DBB2D187B6D6CE553B.png" manifest:media-type="image/png"/>
  <manifest:file-entry manifest:full-path="Pictures/10000001000001090000006FEE3F5005EF3E946D.png" manifest:media-type="image/png"/>
  <manifest:file-entry manifest:full-path="Pictures/100048B800001B6E00000B7822A3FAAEBE51E006.wmf" manifest:media-type="image/x-wmf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="none" draw:textarea-vertical-align="middle" draw:auto-grow-height="false" fo:min-height="1.26cm" fo:min-width="0cm"/>
    </style:style>
    <style:style style:name="gr5" style:family="graphic" style:parent-style-name="standard">
      <style:graphic-properties draw:stroke="none" draw:fill="none" fo:min-height="0.86cm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fo:min-height="14.986cm"/>
      <style:paragraph-properties style:writing-mode="lr-tb"/>
    </style:style>
    <style:style style:name="pr6" style:family="presentation" style:parent-style-name="master-title">
      <style:graphic-properties draw:auto-grow-height="true" fo:min-height="1.737cm"/>
      <style:paragraph-properties style:writing-mode="lr-tb"/>
    </style:style>
    <style:style style:name="pr7" style:family="presentation" style:parent-style-name="master-outline1">
      <style:graphic-properties fo:min-height="6.618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4.489cm"/>
      <style:paragraph-properties style:writing-mode="lr-tb"/>
    </style:style>
    <style:style style:name="pr9" style:family="presentation" style:parent-style-name="master-title">
      <style:graphic-properties draw:auto-grow-height="true" fo:min-height="3.473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aster-outline1">
      <style:graphic-properties fo:min-height="14.15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4.366cm"/>
      <style:paragraph-properties style:writing-mode="lr-tb"/>
    </style:style>
    <style:style style:name="pr13" style:family="presentation" style:parent-style-name="master-title">
      <style:graphic-properties fo:min-height="1.737cm"/>
      <style:paragraph-properties style:writing-mode="lr-tb"/>
    </style:style>
    <style:style style:name="pr14" style:family="presentation" style:parent-style-name="master-notes">
      <style:graphic-properties draw:fill-color="#ffffff" fo:min-height="13.364cm"/>
      <style:paragraph-properties style:writing-mode="lr-tb"/>
    </style:style>
    <style:style style:name="pr15" style:family="presentation" style:parent-style-name="master-title">
      <style:graphic-properties fo:min-height="1.785cm"/>
      <style:paragraph-properties style:writing-mode="lr-tb"/>
    </style:style>
    <style:style style:name="pr16" style:family="presentation" style:parent-style-name="master-notes">
      <style:graphic-properties draw:fill-color="#000000" fo:min-height="15.076cm"/>
      <style:paragraph-properties style:writing-mode="lr-tb"/>
    </style:style>
    <style:style style:name="pr17" style:family="presentation" style:parent-style-name="master-notes">
      <style:graphic-properties draw:fill-color="#ffffff" fo:min-height="13.811cm"/>
      <style:paragraph-properties style:writing-mode="lr-tb"/>
    </style:style>
    <style:style style:name="pr18" style:family="presentation" style:parent-style-name="master-title">
      <style:graphic-properties draw:auto-grow-height="true" fo:min-height="1.741cm"/>
      <style:paragraph-properties style:writing-mode="lr-tb"/>
    </style:style>
    <style:style style:name="pr19" style:family="presentation" style:parent-style-name="master-outline1">
      <style:graphic-properties fo:min-height="1.857cm"/>
      <style:paragraph-properties style:writing-mode="lr-tb"/>
    </style:style>
    <style:style style:name="pr20" style:family="presentation" style:parent-style-name="master-outline1" style:list-style-name="L5">
      <style:graphic-properties/>
      <style:paragraph-properties style:writing-mode="lr-tb"/>
    </style:style>
    <style:style style:name="pr21" style:family="presentation" style:parent-style-name="master-notes">
      <style:graphic-properties draw:fill-color="#ffffff" fo:min-height="14.08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left="0cm" fo:margin-right="0cm" fo:margin-top="0cm" fo:margin-bottom="0.4cm" fo:text-indent="0cm" style:writing-mode="lr-tb"/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margin-top="0cm" fo:margin-bottom="0.2cm">
        <style:tab-stops>
          <style:tab-stop style:position="12.802cm"/>
          <style:tab-stop style:position="13.411cm"/>
        </style:tab-stops>
      </style:paragraph-properties>
    </style:style>
    <style:style style:name="P14" style:family="paragraph">
      <style:paragraph-properties fo:margin-left="0cm" fo:margin-right="0cm" fo:margin-top="0cm" fo:margin-bottom="0.2cm" fo:text-indent="0cm">
        <style:tab-stops>
          <style:tab-stop style:position="12.802cm"/>
          <style:tab-stop style:position="13.411cm"/>
        </style:tab-stops>
      </style:paragraph-properties>
    </style:style>
    <style:style style:name="P15" style:family="paragraph">
      <style:paragraph-properties fo:margin-left="0cm" fo:margin-right="0cm" fo:margin-top="0cm" fo:margin-bottom="0.5cm" fo:text-indent="0cm">
        <style:tab-stops>
          <style:tab-stop style:position="12.802cm"/>
          <style:tab-stop style:position="13.411cm"/>
        </style:tab-stops>
      </style:paragraph-properties>
    </style:style>
    <style:style style:name="P16" style:family="paragraph">
      <style:paragraph-properties fo:margin-left="0cm" fo:margin-right="0cm" fo:margin-top="0cm" fo:margin-bottom="0.2cm" fo:text-indent="0cm"/>
    </style:style>
    <style:style style:name="P17" style:family="paragraph">
      <style:paragraph-properties fo:margin-left="0cm" fo:margin-right="0cm" fo:margin-top="0cm" fo:margin-bottom="0.2cm" fo:text-indent="0cm" style:writing-mode="lr-tb"/>
    </style:style>
    <style:style style:name="P18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top="0cm" fo:margin-bottom="0.5cm">
        <style:tab-stops>
          <style:tab-stop style:position="12.802cm"/>
          <style:tab-stop style:position="13.411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/>
      <style:text-properties style:font-name="Liberation Mono2" fo:font-size="18pt" fo:language="ru" fo:country="RU"/>
    </style:style>
    <style:style style:name="P2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22" style:family="paragraph">
      <style:paragraph-properties>
        <style:tab-stops>
          <style:tab-stop style:position="12.802cm"/>
          <style:tab-stop style:position="13.411cm"/>
        </style:tab-stops>
      </style:paragraph-properties>
    </style:style>
    <style:style style:name="P23" style:family="paragraph">
      <loext:graphic-properties draw:fill-color="#ffffff"/>
      <style:paragraph-properties fo:margin-top="0cm" fo:margin-bottom="0.2cm" style:writing-mode="lr-tb"/>
      <style:text-properties fo:font-size="14pt" style:font-size-asian="14pt" style:font-size-complex="14pt"/>
    </style:style>
    <style:style style:name="P24" style:family="paragraph">
      <style:paragraph-properties fo:margin-top="0cm" fo:margin-bottom="0.4cm" style:writing-mode="lr-tb"/>
    </style:style>
    <style:style style:name="P25" style:family="paragraph">
      <style:paragraph-properties fo:margin-top="0cm" fo:margin-bottom="0.2cm" style:writing-mode="lr-tb"/>
    </style:style>
    <style:style style:name="P26" style:family="paragraph">
      <loext:graphic-properties draw:fill-color="#ffffff"/>
      <style:paragraph-properties fo:margin-top="0cm" fo:margin-bottom="0.2cm" style:writing-mode="lr-tb"/>
      <style:text-properties fo:font-size="14pt"/>
    </style:style>
    <style:style style:name="P27" style:family="paragraph">
      <style:paragraph-properties style:writing-mode="lr-tb"/>
      <style:text-properties fo:color="#000000" loext:opacity="100%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/>
      <style:paragraph-properties style:writing-mode="lr-tb"/>
      <style:text-properties style:font-name="Liberation Serif"/>
    </style:style>
    <style:style style:name="P30" style:family="paragraph">
      <loext:graphic-properties draw:fill-color="#000000"/>
      <style:paragraph-properties fo:margin-left="0cm" fo:margin-right="0cm" fo:margin-top="0cm" fo:margin-bottom="0.2cm" fo:text-indent="0cm" style:writing-mode="lr-tb"/>
      <style:text-properties fo:font-size="14pt"/>
    </style:style>
    <style:style style:name="P31" style:family="paragraph">
      <style:paragraph-properties fo:margin-top="0cm" fo:margin-bottom="0.4cm"/>
    </style:style>
    <style:style style:name="P32" style:family="paragraph">
      <style:paragraph-properties fo:margin-top="0cm" fo:margin-bottom="0.2cm">
        <style:tab-stops>
          <style:tab-stop style:position="8.194cm"/>
        </style:tab-stops>
      </style:paragraph-properties>
    </style:style>
    <style:style style:name="P33" style:family="paragraph">
      <style:paragraph-properties fo:margin-left="0cm" fo:margin-right="0cm" fo:margin-top="0cm" fo:margin-bottom="0.2cm" fo:text-indent="-0.6cm" style:writing-mode="lr-tb"/>
    </style:style>
    <style:style style:name="P34" style:family="paragraph">
      <style:paragraph-properties fo:margin-left="0cm" fo:margin-right="0cm" fo:margin-top="0cm" fo:margin-bottom="0.2cm" fo:text-indent="-0.6cm" style:writing-mode="lr-tb"/>
      <style:text-properties fo:hyphenate="false" loext:hyphenation-no-caps="false"/>
    </style:style>
    <style:style style:name="P3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/>
    </style:style>
    <style:style style:name="P36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37" style:family="paragraph">
      <loext:graphic-properties draw:fill-color="#ffffff"/>
      <style:paragraph-properties style:writing-mode="lr-tb"/>
      <style:text-properties fo:language="ru" fo:country="RU"/>
    </style:style>
    <style:style style:name="P38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39" style:family="paragraph">
      <style:paragraph-properties fo:margin-left="0cm" fo:margin-right="0cm" fo:margin-top="0cm" fo:margin-bottom="0.2cm" fo:text-indent="-0.6cm"/>
    </style:style>
    <style:style style:name="P4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language="ru" fo:country="RU" fo:font-style="italic" style:font-size-asian="22pt" style:font-style-asian="italic" style:font-size-complex="22pt" style:font-style-complex="italic"/>
    </style:style>
    <style:style style:name="T14" style:family="text">
      <style:text-properties fo:font-size="22pt" fo:language="ru" fo:country="RU" style:font-size-asian="22pt" style:font-size-complex="22pt"/>
    </style:style>
    <style:style style:name="T15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14pt" fo:language="ru" fo:country="RU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19" style:family="text">
      <style:text-properties fo:font-size="22pt" fo:language="ru" fo:country="RU" fo:font-style="normal" style:font-size-asian="22pt" style:font-style-asian="normal" style:font-size-complex="22pt" style:font-style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ru" fo:country="RU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2" fo:font-size="18pt" fo:language="ru" fo:country="RU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14pt"/>
    </style:style>
    <style:style style:name="T25" style:family="text">
      <style:text-properties fo:color="#000000" loext:opacity="100%"/>
    </style:style>
    <style:style style:name="T26" style:family="text">
      <style:text-properties style:font-name="Liberation Serif" fo:font-size="22pt" style:font-size-asian="22pt" style:font-size-complex="22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28.1000003814697pt" style:font-style-asian="normal" style:font-weight-asian="normal" style:font-name-complex="Free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fo:font-size="14pt" style:text-underline-style="solid" style:text-underline-width="auto" style:text-underline-color="font-color" fo:background-color="transparen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fo:font-size="14pt" style:text-underline-style="solid" style:text-underline-width="auto" style:text-underline-color="font-color" fo:background-color="transparent"/>
    </style:style>
    <style:style style:name="T31" style:family="text">
      <style:text-properties fo:color="#000000" loext:opacity="100%" fo:language="ru" fo:country="RU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anguage="ru" fo:country="RU" fo:font-style="italic" fo:text-shadow="none" style:text-underline-style="none" fo:font-weight="normal" style:letter-kerning="true" style:font-name-asian="Droid Sans Fallback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4pt" fo:font-style="italic" style:font-style-asian="italic" style:font-style-complex="italic"/>
    </style:style>
    <style:style style:name="T35" style:family="text">
      <style:text-properties style:font-name="Liberation Mono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Анализ производительност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Расширение pgpro_stats</text:span></text:p>
            <text:p text:style-name="P9"><text:span text:style-name="T12">Агрегированная статистика</text:span></text:p>
            <text:p text:style-name="P9"><text:span text:style-name="T12">Дополнительные метрики</text:span></text:p>
            <text:p text:style-name="P9"><text:span text:style-name="T12">Статистика очистки</text:span></text:p>
            <text:p text:style-name="P9"><text:span text:style-name="T12">Статистика аннулирования кеша</text:span></text:p>
            <text:p text:style-name="P9"><text:span text:style-name="T12">Трассировка сеансов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2T14">
        <office:forms form:automatic-focus="false" form:apply-design-mode="false"/>
        <draw:frame presentation:style-name="pr6" draw:text-style-name="P12" draw:layer="layout" svg:width="19.8cm" svg:height="1.737cm" svg:x="1.4cm" svg:y="0.837cm" presentation:class="title" presentation:user-transformed="true">
          <draw:text-box>
            <text:p><text:span text:style-name="T11">Расширение pgpro_stats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Статистика запросов</text:span></text:p>
                <text:list>
                  <text:list-item>
                    <text:p><text:span text:style-name="T11">Затраченные ресурсы, планы и события ожиданий</text:span></text:p>
                  </text:list-item>
                </text:list>
              </text:list-item>
              <text:list-item>
                <text:p text:style-name="P9"><text:span text:style-name="T11">Основные настройки</text:span></text:p>
                <text:list>
                  <text:list-item>
                    <text:p text:style-name="P13"><text:span text:style-name="T13">pgpro_stats.max</text:span><text:span text:style-name="T14"> = 5000</text:span><text:span text:style-name="T14"><text:tab/></text:span><text:span text:style-name="T14">предел количества запросов</text:span></text:p>
                  </text:list-item>
                  <text:list-item>
                    <text:p text:style-name="P13"><text:span text:style-name="T13">pgpro_stats.track</text:span><text:span text:style-name="T14"> = top</text:span><text:span text:style-name="T14"><text:tab/></text:span><text:span text:style-name="T14">верхний уровень или все (all)</text:span></text:p>
                  </text:list-item>
                  <text:list-item>
                    <text:p text:style-name="P13"><text:span text:style-name="T13">pgpro_stats.query_sample_rate</text:span><text:span text:style-name="T14"> = 1.0</text:span><text:span text:style-name="T14"><text:tab/></text:span><text:span text:style-name="T14">доля запросов</text:span></text:p>
                  </text:list-item>
                  <text:list-item>
                    <text:p text:style-name="P14"><text:span text:style-name="T13">pgpro_stats.enable_profile</text:span><text:span text:style-name="T14"> = true</text:span><text:span text:style-name="T14"><text:tab/></text:span><text:span text:style-name="T14">профиль ожиданий</text:span></text:p>
                  </text:list-item>
                  <text:list-item>
                    <text:p text:style-name="P15"><text:span text:style-name="T13">pgpro_stats.profile_period</text:span><text:span text:style-name="T14"> = 10 ms</text:span><text:span text:style-name="T14"><text:tab/></text:span><text:span text:style-name="T14">период семплирования</text:span></text:p>
                  </text:list-item>
                </text:list>
              </text:list-item>
              <text:list-item>
                <text:p text:style-name="P16"><text:span text:style-name="T11">Представление pgpro_stats_state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8" draw:layer="layout" svg:width="16.799cm" svg:height="14.489cm" svg:x="2.1cm" svg:y="14.107cm" presentation:class="notes" presentation:user-transformed="true">
            <draw:text-box>
              <text:p text:style-name="P16"><text:span text:style-name="T8">Расширение pgpro_stats собирает статистику по выполняемым </text:span><text:span text:style-name="T8">операторам. По сравнению с pg_stat_statements добавлен сбор </text:span><text:span text:style-name="T8">данных о планах запросов и событиях ожидания для каждого типа </text:span><text:span text:style-name="T8">запроса. </text:span><text:span text:style-name="T15">Расширения pgpro_stats и pg_stat_statements </text:span><text:span text:style-name="T15">несовместимы.</text:span></text:p>
              <text:p text:style-name="P16"><text:span text:style-name="T15">Доступ к статистике через представление pgpro_stats_statements.</text:span></text:p>
              <text:p text:style-name="P16"><text:span text:style-name="T15">Максимальное число строк в представлении pgpro_stats_statements, </text:span><text:span text:style-name="T15">определяет параметр </text:span><text:span text:style-name="T16">pgpro_stats.max</text:span><text:span text:style-name="T15">. Значение по умолчанию — </text:span><text:span text:style-name="T15">5000.</text:span></text:p>
              <text:p text:style-name="P16"><text:span text:style-name="T15">Параметр </text:span><text:span text:style-name="T16">pgpro_stats.track</text:span><text:span text:style-name="T15"> определяет, будут ли отслеживаться лишь </text:span><text:span text:style-name="T15">только непосредственно выполненные команды SQL (значение top — </text:span><text:span text:style-name="T15">по умолчанию), или также и вложенные операторы (значение all). </text:span></text:p>
              <text:p text:style-name="P16"><text:span text:style-name="T8">Для снижения нагрузки можно уменьшить частоту выборки, заданную </text:span><text:span text:style-name="T8">параметром </text:span><text:span text:style-name="T17">pgpro_stats.query_sample_rate</text:span><text:span text:style-name="T8">. Тогда для вычисления </text:span><text:span text:style-name="T8">статистики будет случайно выбираться </text:span><text:span text:style-name="T15">заданная доля запросов.</text:span></text:p>
              <text:p text:style-name="P16"><text:span text:style-name="T8">Семплинг событий ожидания выполняется с периодичностью раз</text:span><text:span text:style-name="T8"><text:line-break/></text:span><text:span text:style-name="T8">в </text:span><text:span text:style-name="T16">pgpro_stats.profile_period</text:span><text:span text:style-name="T15"> единиц времени (10 мс по умолчанию), </text:span><text:span text:style-name="T15">если установлен параметр </text:span><text:span text:style-name="T16">pgpro_stats.enable_profile</text:span><text:span text:style-name="T15">.</text:span></text:p>
              <text:p text:style-name="P16"><text:span text:style-name="T15">Статистика ожиданий доступна в поле </text:span><text:span text:style-name="T15">pgpro_stats_statements.wait_stats типа jsonb. Все показатели </text:span><text:span text:style-name="T15">представлены в миллисекундах и кратны параметру конфигурации </text:span><text:span text:style-name="T16">pgpro_stats.profile_period</text:span><text:span text:style-name="T15">.</text:span></text:p>
              <text:p text:style-name="P16"><text:span text:style-name="T15">Также собирается информация о затраченных ресурсах с точки </text:span><text:span text:style-name="T15">зрения операционной системы с помощью вызова rusage:</text:span></text:p>
              <text:p text:style-name="P16"><text:span text:style-name="T18"><text:a xlink:href="https://postgrespro.ru/docs/enterprise/16/pgpro-stats#PGPRO-STATS-RUSAGE" xlink:type="simple">https://postgrespro.ru/docs/enterprise/16/pgpro-stats#PGPRO-STATS-RUSAGE</text:a></text:span></text:p>
            </draw:text-box>
          </draw:frame>
        </presentation:notes>
      </draw:page>
      <draw:page draw:name="page4" draw:style-name="dp1" draw:master-page-name="master" presentation:presentation-page-layout-name="AL2T14">
        <office:forms form:automatic-focus="false" form:apply-design-mode="false"/>
        <draw:frame presentation:style-name="pr9" draw:text-style-name="P12" draw:layer="layout" svg:width="20.236cm" svg:height="3.473cm" svg:x="1.4cm" svg:y="0.837cm" presentation:class="title" presentation:user-transformed="true">
          <draw:text-box>
            <text:p><text:span text:style-name="T11">Агрегированная статистика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Статистика запросов, агрегированная по объектам</text:span></text:p>
                <text:list>
                  <text:list-item>
                    <text:p text:style-name="P19"><text:span text:style-name="T14">весь кластер, база данных, пользователь, адрес, приложение, процесс</text:span></text:p>
                  </text:list-item>
                </text:list>
              </text:list-item>
              <text:list-item>
                <text:p text:style-name="P9"><text:span text:style-name="T11">Основные настройки</text:span></text:p>
                <text:list>
                  <text:list-item>
                    <text:p text:style-name="P13"><text:span text:style-name="T13">pgpro_stats.track_totals</text:span><text:span text:style-name="T19"> = on</text:span></text:p>
                  </text:list-item>
                  <text:list-item>
                    <text:p text:style-name="P13"><text:span text:style-name="T20">pgpro_stats.track_cluster</text:span><text:span text:style-name="T21">, </text:span><text:span text:style-name="T13">pgpro_stats.track_databases</text:span><text:span text:style-name="T19"> и т. п.</text:span></text:p>
                  </text:list-item>
                  <text:list-item>
                    <text:p text:style-name="P19"><text:span text:style-name="T13">pgpro_stats.max_totals</text:span><text:span text:style-name="T14"> = 1000</text:span><text:span text:style-name="T14"><text:tab/></text:span><text:span text:style-name="T14">предел количества объектов</text:span></text:p>
                  </text:list-item>
                </text:list>
              </text:list-item>
              <text:list-item>
                <text:p><text:span text:style-name="T11">Представление pgpro_stats_tota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18" draw:layer="layout" svg:width="16.799cm" svg:height="13.364cm" svg:x="2.1cm" svg:y="14.107cm" presentation:class="notes" presentation:user-transformed="true">
            <draw:text-box>
              <text:p text:style-name="P16"><text:span text:style-name="T15">Модуль pgpro_stats позволяет агрегировать статистику запросов по различным объектам:</text:span></text:p>
              <text:list text:style-name="L1">
                <text:list-item>
                  <text:p text:style-name="P16"><text:span text:style-name="T15">cluster — весь кластер баз данных;</text:span></text:p>
                </text:list-item>
                <text:list-item>
                  <text:p text:style-name="P16"><text:span text:style-name="T15">database — отдельная база данных;</text:span></text:p>
                </text:list-item>
                <text:list-item>
                  <text:p text:style-name="P16"><text:span text:style-name="T15">user — пользователь;</text:span></text:p>
                </text:list-item>
                <text:list-item>
                  <text:p text:style-name="P16"><text:span text:style-name="T15">client_addr — адрес клиента;</text:span></text:p>
                </text:list-item>
                <text:list-item>
                  <text:p text:style-name="P16"><text:span text:style-name="T15">application — приложение;</text:span></text:p>
                </text:list-item>
                <text:list-item>
                  <text:p text:style-name="P16"><text:span text:style-name="T15">backend — обслуживающий процесс;</text:span></text:p>
                </text:list-item>
                <text:list-item>
                  <text:p text:style-name="P16"><text:span text:style-name="T15">session — сеанс.</text:span></text:p>
                </text:list-item>
              </text:list>
              <text:p text:style-name="P16"><text:span text:style-name="T8">Необходимость агрегации по конкретному типу объекта настраивается параметрами </text:span><text:span text:style-name="T17">pgpro_stats.track_cluster</text:span><text:span text:style-name="T8">, </text:span><text:span text:style-name="T17">pgpro_stats.track_databases</text:span><text:span text:style-name="T17"><text:line-break/></text:span><text:span text:style-name="T8">и т. п.</text:span></text:p>
              <text:p text:style-name="P16"><text:span text:style-name="T8">Агрегированная статистика доступна в представлении pgpro_stats_totals. Каждая строка в этом представлении содержит значения по конкретному объекту. Количество объектов, по которым отслеживается статистика, ограничено параметром </text:span><text:span text:style-name="T16">pgpro_stats.max_totals</text:span><text:span text:style-name="T15"> (по умолчанию — 1000). Когда количество объектов превышает заданное, информация о наименее активно используемых объектах удаляется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2T14">
        <office:forms form:automatic-focus="false" form:apply-design-mode="false"/>
        <draw:frame presentation:style-name="pr6" draw:text-style-name="P12" draw:layer="layout" svg:width="19.8cm" svg:height="1.737cm" svg:x="1.4cm" svg:y="0.837cm" presentation:class="title" presentation:user-transformed="true">
          <draw:text-box>
            <text:p><text:span text:style-name="T11">Дополнительные метрики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Произвольные метрики на основе SQL-запросов</text:span></text:p>
                <text:list>
                  <text:list-item>
                    <text:p text:style-name="P13"><text:span text:style-name="T14">собираются фоновыми рабочими процессами</text:span></text:p>
                  </text:list-item>
                  <text:list-item>
                    <text:p text:style-name="P19"><text:span text:style-name="T14">кольцевой буфер</text:span></text:p>
                  </text:list-item>
                </text:list>
              </text:list-item>
              <text:list-item>
                <text:p text:style-name="P9"><text:span text:style-name="T11">Основные настройки</text:span></text:p>
                <text:list>
                  <text:list-item>
                    <text:p text:style-name="P13"><text:span text:style-name="T13">pgpro_stats.metrics_buffer_size</text:span><text:span text:style-name="T19"> = 16kB</text:span></text:p>
                  </text:list-item>
                  <text:list-item>
                    <text:p text:style-name="P22"><text:span text:style-name="T20">pgpro_stats.metrics_workers</text:span><text:span text:style-name="T21"> = 2</text:span></text:p>
                  </text:list-item>
                  <text:list-item>
                    <text:p text:style-name="P13"><text:span text:style-name="T20">pgpro_stats.metric_</text:span><text:span text:style-name="T21">N</text:span><text:span text:style-name="T20">_name</text:span><text:span text:style-name="T21"><text:tab/></text:span><text:span text:style-name="T21">имя метрики</text:span></text:p>
                  </text:list-item>
                  <text:list-item>
                    <text:p text:style-name="P13"><text:span text:style-name="T20">pgpro_stats.metric_</text:span><text:span text:style-name="T21">N</text:span><text:span text:style-name="T20">_query</text:span><text:span text:style-name="T21"><text:tab/></text:span><text:span text:style-name="T21">SQL-запрос</text:span></text:p>
                  </text:list-item>
                  <text:list-item>
                    <text:p text:style-name="P13"><text:span text:style-name="T20">pgpro_stats.metric_</text:span><text:span text:style-name="T21">N</text:span><text:span text:style-name="T20">_period</text:span><text:span text:style-name="T21"> = 1 min</text:span><text:span text:style-name="T21"><text:tab/></text:span><text:span text:style-name="T21">интервал сбора</text:span></text:p>
                  </text:list-item>
                  <text:list-item>
                    <text:p text:style-name="P13"><text:span text:style-name="T20">pgpro_stats.metric_</text:span><text:span text:style-name="T21">N</text:span><text:span text:style-name="T20">_db</text:span><text:span text:style-name="T14"><text:tab/></text:span><text:span text:style-name="T14">список баз данных</text:span></text:p>
                  </text:list-item>
                  <text:list-item>
                    <text:p text:style-name="P22"><text:span text:style-name="T20">pgpro_stats.metric_</text:span><text:span text:style-name="T21">N</text:span><text:span text:style-name="T20">_user</text:span><text:span text:style-name="T14"><text:tab/></text:span><text:span text:style-name="T14">пользователь</text:span></text:p>
                  </text:list-item>
                </text:list>
              </text:list-item>
              <text:list-item>
                <text:p><text:span text:style-name="T11">Представление pg_stats_metric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23" draw:layer="layout" svg:width="16.799cm" svg:height="14.366cm" svg:x="2.1cm" svg:y="14.107cm" presentation:class="notes" presentation:user-transformed="true">
            <draw:text-box>
              <text:p text:style-name="P16"><text:span text:style-name="T15">Используя pgpro_stats, можно определить дополнительные метрики. Собираемые статистические данные будут накапливаться в кольцевом буфере для последующей передачи их в систему мониторинга. </text:span></text:p>
              <text:p text:style-name="P16"><text:span text:style-name="T15">Это лучше, чем опрос базы данных системой мониторинга, так как</text:span><text:span text:style-name="T15"><text:line-break/></text:span><text:span text:style-name="T15">в случае прерывания соединения собранные данные не будут потеряны, а сохранятся в буфере и могут быть получены позднее</text:span><text:span text:style-name="T15"><text:line-break/></text:span><text:span text:style-name="T15">с помощью представления pgpro_stats_metrics.</text:span></text:p>
              <text:p text:style-name="P16"><text:span text:style-name="T15">Для определения дополнительной метрики в конфигурацию СУБД необходимо поместить соответствующие параметры. Номер N в имени параметра служит уникальным идентификатором метрики, к которой будет применяться задаваемое значение; он должен быть положительным и уникальным среди всех метрик. Параметры:</text:span></text:p>
              <text:list text:style-name="L1">
                <text:list-item>
                  <text:p text:style-name="P16"><text:span text:style-name="T16">pgpro_stats.metric_</text:span><text:span text:style-name="T15">N</text:span><text:span text:style-name="T16">_name</text:span><text:span text:style-name="T15"> — имя метрики;</text:span></text:p>
                </text:list-item>
                <text:list-item>
                  <text:p text:style-name="P16"><text:span text:style-name="T16">pgpro_stats.metric_</text:span><text:span text:style-name="T15">N</text:span><text:span text:style-name="T16">_query</text:span><text:span text:style-name="T15"> — запрос для получения метрики;</text:span></text:p>
                </text:list-item>
                <text:list-item>
                  <text:p text:style-name="P16"><text:span text:style-name="T16">pgpro_stats.metric_</text:span><text:span text:style-name="T15">N</text:span><text:span text:style-name="T16">_period</text:span><text:span text:style-name="T15"> — периодичность измерений;</text:span></text:p>
                </text:list-item>
                <text:list-item>
                  <text:p text:style-name="P16"><text:span text:style-name="T16">pgpro_stats.metric_</text:span><text:span text:style-name="T15">N</text:span><text:span text:style-name="T16">_db</text:span><text:span text:style-name="T15"> — список баз данных;</text:span></text:p>
                </text:list-item>
                <text:list-item>
                  <text:p text:style-name="P16"><text:span text:style-name="T16">pgpro_stats.metric_</text:span><text:span text:style-name="T15">N</text:span><text:span text:style-name="T16">_user</text:span><text:span text:style-name="T15"> — пользователь, от имени которого будет собираться метрика. Пользователь должен иметь доступ к базе данных, в которой будет выполняться запрос для сбора метрики.</text:span></text:p>
                </text:list-item>
              </text:list>
              <text:p text:style-name="P16"><text:span text:style-name="T15">Обсуждение того, какие именно метрики имеет смысл собирать, выходит за рамки курса, но порекомендуем книгу Алексея Лесовского «Мониторинг PostgreSQL»:</text:span><text:span text:style-name="T18"><text:a xlink:href="https://postgrespro.ru/education/books/monitoring" xlink:type="simple">https://postgrespro.ru/education/books/monitoring</text:a>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13" draw:text-style-name="P12" draw:layer="layout" svg:width="19.8cm" svg:height="1.737cm" svg:x="1.4cm" svg:y="0.837cm" presentation:class="title" presentation:user-transformed="true">
          <draw:text-box>
            <text:p>Статистика очистки</text:p>
          </draw:text-box>
        </draw:frame>
        <draw:frame presentation:style-name="pr11" draw:text-style-name="P1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4">Собирается ядром Postgres Pro Enterprise</text:p>
              </text:list-item>
              <text:list-item>
                <text:p text:style-name="P12">Представления</text:p>
                <text:list>
                  <text:list-item>
                    <text:p text:style-name="P25"><text:span text:style-name="T23">pgpro_stats_vacuum_database — очистка баз данных</text:span></text:p>
                  </text:list-item>
                  <text:list-item>
                    <text:p text:style-name="P25"><text:span text:style-name="T23">pgpro_stats_vacuum_tables — очистка таблиц текущей базы</text:span></text:p>
                  </text:list-item>
                  <text:list-item>
                    <text:p text:style-name="P12"><text:span text:style-name="T23">pgpro_stats_vacuum_indexes — очистка индексов текущей баз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4" draw:text-style-name="P26" draw:layer="layout" svg:width="16.799cm" svg:height="13.364cm" svg:x="2.1cm" svg:y="14.107cm" presentation:class="notes" presentation:user-transformed="true">
            <draw:text-box>
              <text:p text:style-name="P17"><text:span text:style-name="T24">Представления pgpro_stats_vacuum_database, pgpro_stats_vacuum_tables и pgpro_stats_vacuum_indexes содержат статистику очистки, соответственно, баз данных, таблиц в текущей базе данных и индексов в ней. Все эти три представления основаны на одноименных функциях.</text:span></text:p>
              <text:p text:style-name="P17"><text:span text:style-name="T24">Эти данные собираются ядром Postgres Pro Enterprise как расширение стандартного сборщика статистики.</text:span></text:p>
              <text:p text:style-name="P17"><text:span text:style-name="T24">Отслеживается подробная информация на уровне страниц</text:span><text:span text:style-name="T24"><text:line-break/></text:span><text:span text:style-name="T24">(в количественном и временнóм представлении) и журнальных записей. 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15" draw:text-style-name="P27" draw:layer="layout" svg:width="19.8cm" svg:height="1.785cm" svg:x="1.4cm" svg:y="0.837cm" presentation:class="title" presentation:user-transformed="true">
          <draw:text-box>
            <text:p><text:span text:style-name="T25">Аннулирование кешей</text:span></text:p>
          </draw:text-box>
        </draw:frame>
        <draw:frame presentation:style-name="pr11" draw:text-style-name="P1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4">Сообщения об аннулировании метаданных измененных объектов в локальных кешах процессов</text:p>
              </text:list-item>
              <text:list-item>
                <text:p text:style-name="P12">Представления</text:p>
                <text:list>
                  <text:list-item>
                    <text:p text:style-name="P25"><text:span text:style-name="T23">pgpro_stats_inval_status — состояние очереди сообщений</text:span></text:p>
                  </text:list-item>
                  <text:list-item>
                    <text:p text:style-name="P25"><text:span text:style-name="T23">pgpro_stats_statements</text:span></text:p>
                  </text:list-item>
                  <text:list-item>
                    <text:p text:style-name="P25"><text:span text:style-name="T23">pgpro_stats_totals</text:span></text:p>
                  </text:list-item>
                </text:list>
              </text:list-item>
            </text:list>
          </draw:text-box>
        </draw:frame>
        <draw:custom-shape draw:style-name="gr4" draw:text-style-name="P28" draw:layer="layout" svg:width="0.479cm" svg:height="1.622cm" draw:transform="rotate (-3.14159265358979) translate (11.313cm 11.874cm)">
          <text:p/>
          <draw:enhanced-geometry svg:viewBox="0 0 21600 21600" draw:mirror-vertical="true" draw:glue-points="21600 0 0 10800 21600 21600" draw:text-areas="13800 ?f9 21600 ?f10" draw:type="left-brace" draw:modifiers="2408.8724584103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9" draw:layer="layout" svg:width="12.931cm" svg:height="1.11cm" svg:x="11.226cm" svg:y="10.434cm">
          <draw:text-box>
            <text:p><text:span text:style-name="T26">счетчики сообщений для операторов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6" draw:text-style-name="P30" draw:layer="layout" svg:width="16.799cm" svg:height="15.076cm" svg:x="2.1cm" svg:y="14.107cm" presentation:class="notes" presentation:user-transformed="true">
            <draw:text-box>
              <text:p text:style-name="P16"><text:span text:style-name="T27">Обслуживающие процессы кешируют метаданные объектов в локальных кешах. При изменении процессом метаданных объекта нужно обновить информацию в кешах других обслуживающих процессов</text:span><text:span text:style-name="T24">. Для этого другим процессам отправляется сообщение аннулирования (Cache Invalidation), которое помещается в специальную очередь.</text:span></text:p>
              <text:p text:style-name="P16"><text:span text:style-name="T24">Обслуживающие процессы получают сообщения аннулирования из этой очереди. Если объект, для которого получено сообщение аннулирования, находится в кеше, его метаданные в кеше обновляются.</text:span></text:p>
              <text:p text:style-name="P16"><text:span text:style-name="T27">Когда обслуживающий процесс, добавляющий сообщения в очередь, сталкивается с пределом размера очереди, он удаляет сообщения, уже обработанные всеми обслуживающими процессами. Если какие-то обслуживающие процессы не успевают обрабатывать сообщения</text:span><text:span text:style-name="T27"><text:line-break/></text:span><text:span text:style-name="T27">и задерживают очистку, им передается сигнал для сброса кеша.</text:span></text:p>
              <text:p text:style-name="P16"><text:span text:style-name="T27">В pgpro_stats значения большинства счетчиков сообщений аннулирования увеличиваются при генерации сообщений, а сообщения попадают в очередь после фиксации транзакции</text:span><text:span text:style-name="T24">. При откате счетчики не уменьшаются, хотя сообщения при этом не попадают в очередь.</text:span></text:p>
              <text:p text:style-name="P16"><text:span text:style-name="T24">Представление pgpro_stats_inval_status содержит одну строку</text:span><text:span text:style-name="T24"><text:line-break/></text:span><text:span text:style-name="T24">с текущим состоянием очереди аннулирования кеша. Представления pgpro_stats_statements и pgpro_stats_totals для каждого объекта показывают запись со счетчиками сообщений аннулирования кеша.</text:span></text:p>
              <text:p text:style-name="P16"><text:span text:style-name="T28"><text:a xlink:href="https://postgrespro.ru/docs/enterprise/16/pgpro-stats#PGPRO-STATS-CACHE-INVALIDATION-METRICS" xlink:type="simple">https://postgrespro.ru/docs/enterprise/16/pgpro-stats#PGPRO-STATS-CACHE-INVALIDATION-METRICS</text:a>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3" draw:text-style-name="P12" draw:layer="layout" svg:width="19.8cm" svg:height="1.737cm" svg:x="1.4cm" svg:y="0.837cm" presentation:class="title" presentation:user-transformed="true">
          <draw:text-box>
            <text:p>Трассировка сеансов</text:p>
          </draw:text-box>
        </draw:frame>
        <draw:frame presentation:style-name="pr11" draw:text-style-name="P12" draw:layer="layout" svg:width="25.6cm" svg:height="14.4cm" svg:x="1.2cm" svg:y="4.8cm" presentation:class="outline">
          <draw:text-box>
            <text:list text:style-name="L3">
              <text:list-item>
                <text:p text:style-name="P31">Трассировка сеансов в журнал сообщений или файл</text:p>
              </text:list-item>
              <text:list-item>
                <text:p text:style-name="P31">Трассировка выполняется только для команд, удовлетворяющих критериям фильтрации</text:p>
                <text:list>
                  <text:list-item>
                    <text:p text:style-name="P32"><text:span text:style-name="T23">pgpro_stats_trace_insert</text:span><text:span text:style-name="T23"><text:tab/></text:span><text:span text:style-name="T23">— создает фильтр</text:span></text:p>
                  </text:list-item>
                  <text:list-item>
                    <text:p text:style-name="P32"><text:span text:style-name="T29">pgpro_stats_trace_update</text:span><text:span text:style-name="T29"><text:tab/></text:span><text:span text:style-name="T23">— изменяет фильтр</text:span></text:p>
                  </text:list-item>
                  <text:list-item>
                    <text:p text:style-name="P32"><text:span text:style-name="T29">pgpro_stats_trace_delete</text:span><text:span text:style-name="T29"><text:tab/></text:span><text:span text:style-name="T23">— удаляет фильтр</text:span></text:p>
                  </text:list-item>
                  <text:list-item>
                    <text:p text:style-name="P32"><text:span text:style-name="T29">pgpro_stats_trace_reset</text:span><text:span text:style-name="T29"><text:tab/></text:span><text:span text:style-name="T23">— удаляет все фильтры</text:span></text:p>
                  </text:list-item>
                  <text:list-item>
                    <text:p text:style-name="P32"><text:span text:style-name="T29">pgpro_stats_trace_show</text:span><text:span text:style-name="T29"><text:tab/></text:span><text:span text:style-name="T23">— показывает фильтр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7" draw:text-style-name="P35" draw:layer="layout" svg:width="16.799cm" svg:height="13.811cm" svg:x="2.1cm" svg:y="14.107cm" presentation:class="notes" presentation:user-transformed="true">
            <draw:text-box>
              <text:p text:style-name="P33"><text:span text:style-name="T24">Расширение pgpro_stats позволяет выполнять трассировку сеансов, <text:s/>записывая данные о выполняемых командах в журнал сообщений или</text:span><text:span text:style-name="T24"><text:line-break/></text:span><text:span text:style-name="T24">в файлы. Регистрируются команды, которые удовлетворяют фильтрам. Фильтры размещаются в таблице в общей памяти. Строки таблицы описывают фильтры, а столбцы содержат условия фильтрации.</text:span></text:p>
              <text:p text:style-name="P33"><text:span text:style-name="T24">Для управления фильтрами расширение pgpro_stats предоставляет функции, показанные на слайде.</text:span></text:p>
              <text:p text:style-name="P33"><text:span text:style-name="T27">Изменения фильтров сразу влияют на трассировку </text:span><text:span text:style-name="T24">во всех сеансах экземпляра СУБД.</text:span></text:p>
              <text:p text:style-name="P33"><text:span text:style-name="T24">Условия фильтров включают: </text:span></text:p>
              <text:list text:style-name="L4">
                <text:list-item>
                  <text:p text:style-name="P34"><text:span text:style-name="T24">идентифицирующие поля — проверяются на равенство;</text:span></text:p>
                </text:list-item>
                <text:list-item>
                  <text:p text:style-name="P34"><text:span text:style-name="T24">ресурсные поля — проверяются на превышение порога;</text:span></text:p>
                </text:list-item>
                <text:list-item>
                  <text:p text:style-name="P34"><text:span text:style-name="T24">поля, определяющие параметры EXPLAIN.</text:span></text:p>
                </text:list-item>
              </text:list>
              <text:p text:style-name="P33"><text:span text:style-name="T24">Например, database_name — идентифицирующее поле: сеанс,</text:span><text:span text:style-name="T24"><text:line-break/></text:span><text:span text:style-name="T24">в котором выполнена команда, должен быть в указанной базе данных. Если же в фильтре указано ресурсное поле duration, то команда должна выполняться более указанной длительности.</text:span></text:p>
              <text:p text:style-name="P33"><text:span text:style-name="T24">Подробности об условиях фильтров в документации: </text:span><text:span text:style-name="T30"><text:a xlink:href="https://postgrespro.ru/docs/enterprise/16/pgpro-stats#PGPRO-STATS-TRACE-SHOW-OUTPUT" xlink:type="simple">https://postgrespro.ru/docs/enterprise/16/pgpro-stats#PGPRO-STATS-TRACE-SHOW-OUTPUT</text:a>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8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19" draw:text-style-name="P3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1"><text:span text:style-name="T31">Расширение pgpro_stats позволяет выявлять и анализировать ресурсоемкие операции</text:span></text:p>
              </text:list-item>
              <text:list-item>
                <text:p text:style-name="P31"><text:span text:style-name="T31">Собирается статистика по затраченным ресурсам, планам и событиям ожиданий</text:span></text:p>
              </text:list-item>
              <text:list-item>
                <text:p text:style-name="P31"><text:span text:style-name="T31">Отдельно собирается агрегированная статистика</text:span></text:p>
              </text:list-item>
              <text:list-item>
                <text:p text:style-name="P31"><text:span text:style-name="T31">Можно использовать метрики, определенные пользователем</text:span></text:p>
              </text:list-item>
              <text:list-item>
                <text:p text:style-name="P31"><text:span text:style-name="T31">Имеется статистика по очистке и аннулированию кешей</text:span></text:p>
              </text:list-item>
              <text:list-item>
                <text:p text:style-name="P31"><text:span text:style-name="T31">Можно трассировать сеансы</text:span></text:p>
              </text:list-item>
              <text:list-item>
                <text:p text:style-name="P31"><text:span text:style-name="T31"/></text:p>
              </text:list-item>
              <text:list-item>
                <text:p text:style-name="P9"><text:span text:style-name="T31"/></text:p>
              </text:list-item>
              <text:list-item>
                <text:p text:style-name="P31"><text:span text:style-name="T31"/></text:p>
                <text:p text:style-name="P31"><text:span text:style-name="T3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0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20" draw:text-style-name="P38" draw:layer="layout" svg:width="25.6cm" svg:height="14.4cm" svg:x="1.2cm" svg:y="4.8cm" presentation:class="outline">
          <draw:text-box>
            <text:list text:style-name="L5">
              <text:list-item>
                <text:list>
                  <text:list-item>
                    <text:p><text:span text:style-name="T32">Подготовьте СУБД для работы с расширением pgpro_stats.</text:span></text:p>
                  </text:list-item>
                  <text:list-item>
                    <text:p><text:span text:style-name="T32">Выполните запрос с двухпроходным хеш-соединением</text:span><text:span text:style-name="T32"><text:line-break/></text:span><text:span text:style-name="T32">в условиях недостаточной памяти </text:span><text:span text:style-name="T33">work_mem</text:span><text:span text:style-name="T32">.</text:span></text:p>
                  </text:list-item>
                  <text:list-item>
                    <text:p><text:span text:style-name="T32">Получите отчет pgpro_stats.</text:span></text:p>
                  </text:list-item>
                  <text:list-item>
                    <text:p><text:span text:style-name="T32">Выполните этот же запрос в условиях достаточной памяти </text:span><text:span text:style-name="T33">work_mem</text:span><text:span text:style-name="T32"> и снова получите отчет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1" draw:text-style-name="P40" draw:layer="layout" svg:width="16.799cm" svg:height="14.087cm" svg:x="2.1cm" svg:y="14.107cm" presentation:class="notes" presentation:user-transformed="true">
            <draw:text-box>
              <text:p text:style-name="P39"><text:span text:style-name="T24">1. Подключите разделяемые библиотеки pgpro_stats, создайте базу данных — копию базы данных demo и подключите к ней расширение.</text:span></text:p>
              <text:p text:style-name="P39"><text:span text:style-name="T24">2. Запустите транзакцию с установленными локальными параметрами </text:span><text:span text:style-name="T34">work_mem</text:span><text:span text:style-name="T24"> = '12MB' и </text:span><text:span text:style-name="T34">hash_mem_multiplier</text:span><text:span text:style-name="T24"> = 1. В транзакции получите реальный план запроса </text:span></text:p>
              <text:p text:style-name="P39"><text:span text:style-name="T35">SELECT *</text:span><text:span text:style-name="T35"><text:line-break/></text:span><text:span text:style-name="T35">FROM bookings b</text:span><text:span text:style-name="T35"><text:line-break/></text:span><text:span text:style-name="T35"> <text:s/>JOIN tickets t ON b.book_ref = t.book_ref</text:span></text:p>
              <text:p text:style-name="P39"><text:span text:style-name="T24">3. Получите отчет pgpro_stats с помощью представления pgpro_stats_statements, из которого необходимо вывести поля:</text:span><text:span text:style-name="T24"><text:line-break/></text:span><text:span text:style-name="T24">query, plan, calls, temp_blks_read, temp_blks_written.</text:span></text:p>
              <text:p text:style-name="P39"><text:span text:style-name="T24">4. Очистите статистику и второй раз запустите транзакцию</text:span><text:span text:style-name="T24"><text:line-break/></text:span><text:span text:style-name="T24">с настройками </text:span><text:span text:style-name="T34">work_mem</text:span><text:span text:style-name="T24"> = '48MB' и </text:span><text:span text:style-name="T34">hash_mem_multiplier</text:span><text:span text:style-name="T24"> = 3 и снова получите такой же отчет. Обратите внимание во втором отчете на отсутствие операций по работе с временными файлами.</text:span></text:p>
              <text:p text:style-name="P39"><text:span text:style-name="T24"/></text:p>
              <text:p text:style-name="P39"><text:span text:style-name="T2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4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3DT18H20M32S</meta:editing-duration>
    <meta:editing-cycles>995</meta:editing-cycles>
    <meta:generator>LibreOffice/7.3.7.2$Linux_X86_64 LibreOffice_project/30$Build-2</meta:generator>
    <dc:date>2024-11-19T21:50:00.327996346</dc:date>
    <meta:document-statistic meta:object-count="111"/>
    <meta:template xlink:type="simple" xlink:actuate="onRequest" xlink:title="master" xlink:href="../../../../../.config/libreoffice/4/user/template/master.otp" meta:date="2015-06-03T14:43:56.815095550"/>
  </office:meta>
</office:document-meta>
</file>